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mbFileObject.doDeta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bFileObject.doRename( FileObject new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bFileObject.doCreateF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mbFileObject.doGetConten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bFileObject.doGetOutputStream( boolean bApp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bFileObject.doIsHidd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bFileObject.doGetTyp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mbFileObject.doGetRandomAccessContent( final RandomAccessMode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bFileObject.SmbFileObject( final FileName name , final SmbFileSystem fileSys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bFileObject.doGetLastModified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bFileObject.doGetInputStream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mbFileObject.do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bFileObject.doListChildr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mbFileObject.createSmbFile( FileName fil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SmbFileObject.doAttac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